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f9d4" officeooo:paragraph-rsid="0016f9d4"/>
    </style:style>
    <style:style style:name="P2" style:family="paragraph" style:parent-style-name="Standard">
      <style:text-properties style:text-underline-style="solid" style:text-underline-width="auto" style:text-underline-color="font-color" officeooo:rsid="0016f9d4" officeooo:paragraph-rsid="0016f9d4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P clase B</text:p>
      <text:p text:style-name="P1">128.77.0.0 255.255.0.0 -&gt;Clase B</text:p>
      <text:p text:style-name="P1"/>
      <text:p text:style-name="P1">4 subredes de 230, 1000, 60, y 300 hosts</text:p>
      <text:p text:style-name="P1">2**10 – 2 = 1022 hosts</text:p>
      <text:p text:style-name="P1"/>
      <text:p text:style-name="P1">0 0 0 0 <text:s/>0 0 | 0 0. 0 0 0 0 <text:s/>0 0 0 0.0 0 0 0 <text:s/>0 0 0 0. 0 0 0 0 <text:s/>0 0 0 0</text:p>
      <text:p text:style-name="P1">6 bits de subred y 10 de host</text:p>
      <text:p text:style-name="P1"/>
      <text:p text:style-name="P1">Máscara: 255. 255. 252. 0</text:p>
      <text:p text:style-name="P1"/>
      <text:p text:style-name="P1"/>
      <text:p text:style-name="P2">Subred 1:<text:span text:style-name="T1"> 0 0 0 0 <text:s/>0 0 | 0 0. 0 0 0 0 <text:s/>0 0 0 0.0 0 0 0 <text:s/>0 0 0 0. 0 0 0 0 <text:s/>0 0 0 0 <text:s text:c="13"/><text:tab/><text:tab/><text:tab/> <text:s text:c="4"/>0 0 0 0 <text:s/>0 0 | 11. 11111111</text:span></text:p>
      <text:p text:style-name="P2"><text:span text:style-name="T1"/></text:p>
      <text:p text:style-name="P2"><text:span text:style-name="T1">DS: 128.77.0.0</text:span></text:p>
      <text:p text:style-name="P2"><text:span text:style-name="T1">DB: 128.77.3.255</text:span></text:p>
      <text:p text:style-name="P2"><text:span text:style-name="T1">Rango: 128.77.0.1 a 128.77.3.25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10S</meta:editing-duration>
    <meta:editing-cycles>3</meta:editing-cycles>
    <meta:generator>LibreOffice/5.3.0.3$Windows_x86 LibreOffice_project/7074905676c47b82bbcfbea1aeefc84afe1c50e1</meta:generator>
    <dc:date>2017-02-22T11:18:54.859000000</dc:date>
    <meta:document-statistic meta:table-count="0" meta:image-count="0" meta:object-count="0" meta:page-count="1" meta:paragraph-count="11" meta:word-count="117" meta:character-count="421" meta:non-whitespace-character-count="284"/>
    <meta:user-defined meta:name="Info 1"/>
    <meta:user-defined meta:name="Info 2"/>
    <meta:user-defined meta:name="Info 3"/>
    <meta:user-defined meta:name="Info 4"/>
  </office:meta>
</office:document-meta>
</file>